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z_4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eil im Schö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esteige /Se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us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gust-Lämmle-Str. /Hauf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us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erstr.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wischen Häus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Of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übinger Str. 23 /Nonn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el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Rotten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ckartalstr. /Alte Kelt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wischen Hecke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^^^^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Rotten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ugärtenweg /Ergenz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Trafo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^^^^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Rotten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auffenbergstr 20 /Ergenzig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vor Scheun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^^^^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Mön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mmstr. 5 /Ipt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Parkfläch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raubenstr. /Silva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Trafo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-Kraut-Str. /Gremp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Sonnenberg /Missouri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Rems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selweg 28 /Fink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